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language="es" fo:country="ES" fo:font-weight="bold" officeooo:rsid="000c44df" officeooo:paragraph-rsid="0010a7ad" style:font-name-asian="Arial Unicode MS" style:font-size-asian="14pt" style:font-weight-asian="bold" style:font-name-complex="Tahoma" style:font-size-complex="14pt" style:language-complex="zxx" style:country-complex="none" style:font-weight-complex="bold"/>
    </style:style>
    <style:style style:name="P2" style:family="paragraph" style:parent-style-name="Standard">
      <style:text-properties officeooo:rsid="0010a7ad" officeooo:paragraph-rsid="0010a7ad"/>
    </style:style>
    <style:style style:name="P3" style:family="paragraph" style:parent-style-name="Text_20_body">
      <style:text-properties officeooo:rsid="00138bfe" officeooo:paragraph-rsid="00138bfe"/>
    </style:style>
    <style:style style:name="P4" style:family="paragraph" style:parent-style-name="Text_20_body">
      <style:text-properties officeooo:paragraph-rsid="00138bfe"/>
    </style:style>
    <style:style style:name="P5" style:family="paragraph" style:parent-style-name="Text_20_body">
      <style:text-properties officeooo:rsid="0010a7ad" officeooo:paragraph-rsid="0010a7ad"/>
    </style:style>
    <style:style style:name="P6" style:family="paragraph" style:parent-style-name="Standard">
      <style:text-properties fo:color="#cccccc" loext:opacity="100%" style:font-name="Consolas" fo:font-size="10.5pt" fo:font-weight="normal" officeooo:rsid="0010a7ad" officeooo:paragraph-rsid="0010a7ad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Consolas" fo:font-size="10.5pt" fo:font-weight="normal" fo:background-color="#1f1f1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0" style:family="paragraph" style:parent-style-name="Standard">
      <style:text-properties fo:color="#cccccc" loext:opacity="100%" style:font-name="Consolas" fo:font-size="10.5pt" fo:font-weight="normal" officeooo:rsid="0010a7ad" officeooo:paragraph-rsid="001571dc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1571dc" fo:background-color="#1f1f1f"/>
    </style:style>
    <style:style style:name="P12" style:family="paragraph" style:parent-style-name="Text_20_body">
      <style:text-properties officeooo:rsid="0010a7ad" officeooo:paragraph-rsid="001571dc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5" style:family="paragraph" style:parent-style-name="Standard">
      <style:text-properties fo:color="#cccccc" loext:opacity="100%" style:font-name="Consolas" fo:font-size="10.5pt" fo:font-weight="normal" officeooo:rsid="00138bfe" officeooo:paragraph-rsid="00138bfe" fo:background-color="#1f1f1f"/>
    </style:style>
    <style:style style:name="T1" style:family="text">
      <style:text-properties officeooo:rsid="0012031d"/>
    </style:style>
    <style:style style:name="T2" style:family="text">
      <style:text-properties officeooo:rsid="00138bfe"/>
    </style:style>
    <style:style style:name="T3" style:family="text">
      <style:text-properties officeooo:rsid="0010a7ad"/>
    </style:style>
    <style:style style:name="T4" style:family="text">
      <style:text-properties fo:color="#c586c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808080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808080" loext:opacity="100%" style:font-name="Consolas" fo:font-size="10.5pt" fo:font-weight="normal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4ec9b0" loext:opacity="100%" style:font-name="Consolas" fo:font-size="10.5pt" fo:font-weight="normal"/>
    </style:style>
    <style:style style:name="T14" style:family="text">
      <style:text-properties fo:color="#b5cea8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c586c0" loext:opacity="100%" style:font-name="Consolas" fo:font-size="10.5pt" fo:font-weight="normal"/>
    </style:style>
    <style:style style:name="T18" style:family="text">
      <style:text-properties fo:color="#d4d4d4" loext:opacity="100%" style:font-name="Consolas" fo:font-size="10.5pt" fo:font-weight="normal"/>
    </style:style>
    <style:style style:name="T19" style:family="text">
      <style:text-properties fo:color="#ce9178" loext:opacity="100%" style:font-name="Consolas" fo:font-size="10.5pt" fo:font-weight="normal"/>
    </style:style>
    <style:style style:name="T20" style:family="text">
      <style:text-properties fo:color="#ce9178" loext:opacity="100%"/>
    </style:style>
    <style:style style:name="T21" style:family="text">
      <style:text-properties fo:color="#c586c0" loext:opacity="100%" style:font-name="Consolas" fo:font-size="10.5pt" fo:font-weight="normal" fo:background-color="#1f1f1f" loext:char-shading-value="0"/>
    </style:style>
    <style:style style:name="T22" style:family="text">
      <style:text-properties fo:color="#cccccc" loext:opacity="100%" style:font-name="Consolas" fo:font-size="10.5pt" fo:font-weight="normal" fo:background-color="#1f1f1f" loext:char-shading-value="0"/>
    </style:style>
    <style:style style:name="T23" style:family="text">
      <style:text-properties fo:color="#808080" loext:opacity="100%" style:font-name="Consolas" fo:font-size="10.5pt" fo:font-weight="normal" fo:background-color="#1f1f1f" loext:char-shading-value="0"/>
    </style:style>
    <style:style style:name="T24" style:family="text">
      <style:text-properties fo:color="#569cd6" loext:opacity="100%" style:font-name="Consolas" fo:font-size="10.5pt" fo:font-weight="normal" fo:background-color="#1f1f1f" loext:char-shading-value="0"/>
    </style:style>
    <style:style style:name="T25" style:family="text">
      <style:text-properties fo:color="#9cdcfe" loext:opacity="100%" style:font-name="Consolas" fo:font-size="10.5pt" fo:font-weight="normal" fo:background-color="#1f1f1f" loext:char-shading-value="0"/>
    </style:style>
    <style:style style:name="T26" style:family="text">
      <style:text-properties fo:color="#dcdcaa" loext:opacity="100%" style:font-name="Consolas" fo:font-size="10.5pt" fo:font-weight="normal"/>
    </style:style>
    <style:style style:name="T27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<text:span text:style-name="T1">3</text:span>. XQuery</text:p>
      <text:p text:style-name="P2"/>
      <text:p text:style-name="P3">Crea las etiquetas que sean necesarias.</text:p>
      <text:p text:style-name="P4"><text:span text:style-name="T2">A) </text:span><text:span text:style-name="T3">A partir del fichero “artistas.xml”, escribe consultas XQueryque devuelvan: </text:span></text:p>
      <text:p text:style-name="P5">1. Nombre y país de todos los artistas.</text:p>
      <text:p text:style-name="P6"><text:span text:style-name="T4">for</text:span> <text:span text:style-name="T5">$artista</text:span> <text:span text:style-name="T6">in</text:span> //artista</text:p>
      <text:p text:style-name="P7">return</text:p>
      <text:p text:style-name="P8"><text:span text:style-name="T7">&lt;</text:span><text:span text:style-name="T8">artista</text:span><text:span text:style-name="T7">&gt;</text:span></text:p>
      <text:p text:style-name="P9">  <text:span text:style-name="T9">&lt;</text:span><text:span text:style-name="T10">nombre</text:span><text:span text:style-name="T9">&gt;</text:span><text:span text:style-name="T11">{</text:span><text:span text:style-name="T12">$artista</text:span><text:span text:style-name="T11">/nombreCompleto/</text:span><text:span text:style-name="T13">text</text:span><text:span text:style-name="T11">()}</text:span><text:span text:style-name="T9">&lt;/</text:span><text:span text:style-name="T10">nombre</text:span><text:span text:style-name="T9">&gt;</text:span></text:p>
      <text:p text:style-name="P9">  <text:span text:style-name="T9">&lt;</text:span><text:span text:style-name="T10">pais</text:span><text:span text:style-name="T9">&gt;</text:span><text:span text:style-name="T11">{</text:span><text:span text:style-name="T12">$artista</text:span><text:span text:style-name="T11">/pais/</text:span><text:span text:style-name="T13">text</text:span><text:span text:style-name="T11">()}</text:span><text:span text:style-name="T9">&lt;/</text:span><text:span text:style-name="T10">pais</text:span><text:span text:style-name="T9">&gt;</text:span></text:p>
      <text:p text:style-name="P8"><text:span text:style-name="T7">&lt;/</text:span><text:span text:style-name="T8">artista</text:span><text:span text:style-name="T7">&gt;</text:span></text:p>
      <text:p text:style-name="P5"/>
      <text:p text:style-name="P5">2. El nombre (sin etiquetas) de los artistas que nacieron antes de 1500.</text:p>
      <text:p text:style-name="P6"><text:span text:style-name="T4">let</text:span> <text:span text:style-name="T5">$artista</text:span> <text:span text:style-name="T6">:=</text:span> //artista</text:p>
      <text:p text:style-name="P8"><text:span text:style-name="T4">where</text:span> <text:span text:style-name="T5">$artista</text:span>/nacimiento <text:span text:style-name="T6">&lt;</text:span> <text:span text:style-name="T14">1500</text:span></text:p>
      <text:p text:style-name="P8"><text:span text:style-name="T4">return</text:span> <text:span text:style-name="T5">$artista</text:span>/nombreCompleto/<text:span text:style-name="T15">text</text:span>()</text:p>
      <text:p text:style-name="P2"/>
      <text:p text:style-name="P5">3. Nombre de los artistas para los que no hay año de fallecimiento.</text:p>
      <text:p text:style-name="P10"><text:span text:style-name="T4">for</text:span> <text:span text:style-name="T5">$artista</text:span> <text:span text:style-name="T6">in</text:span> //artista</text:p>
      <text:p text:style-name="P11"><text:span text:style-name="T4">where</text:span> <text:span text:style-name="T16">count</text:span>(<text:span text:style-name="T5">$artista</text:span>/fallecimiento) = <text:span text:style-name="T14">0</text:span></text:p>
      <text:p text:style-name="P11"><text:span text:style-name="T4">return</text:span> <text:span text:style-name="T5">$artista</text:span>/nombreCompleto/<text:span text:style-name="T15">text</text:span>()</text:p>
      <text:p text:style-name="P12"/>
      <text:p text:style-name="P5">4. Una lista HTML con el nombre de los artistas nacidos en España.</text:p>
      <text:p text:style-name="P6"><text:span text:style-name="T4">for</text:span> <text:span text:style-name="T5">$xml</text:span> <text:span text:style-name="T6">in</text:span> /artistas</text:p>
      <text:p text:style-name="P7">return</text:p>
      <text:p text:style-name="P8"><text:span text:style-name="T7">&lt;</text:span><text:span text:style-name="T8">ul</text:span><text:span text:style-name="T7">&gt;</text:span></text:p>
      <text:p text:style-name="P9">  <text:span text:style-name="T11">{</text:span></text:p>
      <text:p text:style-name="P9">   <text:span text:style-name="T17">for</text:span><text:span text:style-name="T11"> </text:span><text:span text:style-name="T12">$artista</text:span><text:span text:style-name="T11"> </text:span><text:span text:style-name="T18">in</text:span><text:span text:style-name="T11"> </text:span><text:span text:style-name="T12">$xml</text:span><text:span text:style-name="T11">/artista</text:span></text:p>
      <text:p text:style-name="P9">   <text:span text:style-name="T17">where</text:span><text:span text:style-name="T11"> </text:span><text:span text:style-name="T12">$artista</text:span><text:span text:style-name="T11">/pais =</text:span><text:span text:style-name="T19"> "España"</text:span></text:p>
      <text:p text:style-name="P9">   <text:span text:style-name="T17">return</text:span><text:span text:style-name="T11"> </text:span><text:span text:style-name="T9">&lt;</text:span><text:span text:style-name="T10">li</text:span><text:span text:style-name="T9">&gt;</text:span><text:span text:style-name="T11">{</text:span><text:span text:style-name="T12">$artista</text:span><text:span text:style-name="T11">/nombreCompleto/</text:span><text:span text:style-name="T13">text</text:span><text:span text:style-name="T11">()}</text:span><text:span text:style-name="T9">&lt;/</text:span><text:span text:style-name="T10">li</text:span><text:span text:style-name="T9">&gt;</text:span></text:p>
      <text:p text:style-name="P9">  <text:span text:style-name="T11">}</text:span></text:p>
      <text:p text:style-name="P8"><text:span text:style-name="T7">&lt;/</text:span><text:span text:style-name="T8">ul</text:span><text:span text:style-name="T7">&gt;</text:span></text:p>
      <text:p text:style-name="P2"><text:span text:style-name="T6"/></text:p>
      <text:p text:style-name="P5"><text:s text:c="4"/>5. El número de artistas nacidos antes de 1600. </text:p>
      <text:p text:style-name="P6"><text:span text:style-name="T4">let</text:span> <text:span text:style-name="T5">$count</text:span> <text:span text:style-name="T6">:=</text:span></text:p>
      <text:p text:style-name="P8"><text:span text:style-name="T7">&lt;</text:span><text:span text:style-name="T8">counts</text:span><text:span text:style-name="T7">&gt;</text:span></text:p>
      <text:p text:style-name="P8">{</text:p>
      <text:p text:style-name="P8"><text:span text:style-name="T4">for</text:span> <text:span text:style-name="T5">$artista</text:span> <text:span text:style-name="T6">in</text:span> //artista</text:p>
      <text:p text:style-name="P8"><text:span text:style-name="T4">where</text:span> <text:span text:style-name="T5">$artista</text:span>/nacimiento <text:span text:style-name="T6">&lt;</text:span> <text:span text:style-name="T14">1600</text:span></text:p>
      <text:p text:style-name="P8"><text:span text:style-name="T4">return</text:span> <text:span text:style-name="T7">&lt;</text:span><text:span text:style-name="T8">a</text:span><text:span text:style-name="T7">&gt;&lt;/</text:span><text:span text:style-name="T8">a</text:span><text:span text:style-name="T7">&gt;</text:span></text:p>
      <text:p text:style-name="P8">}</text:p>
      <text:p text:style-name="P8"><text:span text:style-name="T7">&lt;/</text:span><text:span text:style-name="T8">counts</text:span><text:span text:style-name="T7">&gt;</text:span></text:p>
      <text:p text:style-name="P13"/>
      <text:p text:style-name="P8"><text:span text:style-name="T4">return</text:span> <text:span text:style-name="T16">count</text:span>(<text:span text:style-name="T5">$count</text:span>/a)</text:p>
      <text:p text:style-name="P5"/>
      <text:p text:style-name="P5"><text:soft-page-break/><text:span text:style-name="T2">B) </text:span>A partir del fichero “impresoras.xml”, escribe consultas Xquery que devuelvan: </text:p>
      <text:p text:style-name="P5">1. Modelo de las impresoras de tipo “láser”.</text:p>
      <text:p text:style-name="P6"><text:span text:style-name="T4">for</text:span> <text:span text:style-name="T5">$modelo</text:span> <text:span text:style-name="T6">in</text:span> //impresora[@tipo=<text:span text:style-name="T20">"láser"</text:span>]/modelo/<text:span text:style-name="T15">text</text:span>()</text:p>
      <text:p text:style-name="P14"><text:span text:style-name="T21">return</text:span><text:span text:style-name="T22"> </text:span><text:span text:style-name="T23">&lt;</text:span><text:span text:style-name="T24">modelo</text:span><text:span text:style-name="T23">&gt;</text:span><text:span text:style-name="T22">{</text:span><text:span text:style-name="T25">$modelo</text:span><text:span text:style-name="T22">}</text:span><text:span text:style-name="T23">&lt;/</text:span><text:span text:style-name="T24">modelo</text:span><text:span text:style-name="T23">&gt;</text:span></text:p>
      <text:p text:style-name="P5">2. Marca y modelo de las impresoras con más de un tamaño .</text:p>
      <text:p text:style-name="P6"><text:span text:style-name="T4">for</text:span> <text:span text:style-name="T5">$impre</text:span> <text:span text:style-name="T6">in</text:span></text:p>
      <text:p text:style-name="P8">//impresora[<text:span text:style-name="T16">count</text:span>(./tamaño)&gt;<text:span text:style-name="T14">1</text:span>]</text:p>
      <text:p text:style-name="P8"><text:span text:style-name="T4">return</text:span> </text:p>
      <text:p text:style-name="P8"><text:span text:style-name="T7">&lt;</text:span><text:span text:style-name="T8">impresora</text:span><text:span text:style-name="T7">&gt;</text:span></text:p>
      <text:p text:style-name="P9">  <text:span text:style-name="T11">{</text:span><text:span text:style-name="T26">concat</text:span><text:span text:style-name="T11">(</text:span></text:p>
      <text:p text:style-name="P9"><text:span text:style-name="T20">    </text:span><text:span text:style-name="T19">"Marca: "</text:span><text:span text:style-name="T11">,</text:span><text:span text:style-name="T12">$impre</text:span><text:span text:style-name="T11">/marca,</text:span></text:p>
      <text:p text:style-name="P9"><text:span text:style-name="T20">    </text:span><text:span text:style-name="T19">" | Modelo: "</text:span><text:span text:style-name="T11">,</text:span><text:span text:style-name="T12">$impre</text:span><text:span text:style-name="T11">/modelo</text:span></text:p>
      <text:p text:style-name="P9">  <text:span text:style-name="T11">)}</text:span></text:p>
      <text:p text:style-name="P14"><text:span text:style-name="T23">&lt;/</text:span><text:span text:style-name="T24">impresora</text:span><text:span text:style-name="T23">&gt;</text:span></text:p>
      <text:p text:style-name="P5">3. Marca y modelo de las impresoras con tamaño A3 (pueden tener otros).</text:p>
      <text:p text:style-name="P6"><text:span text:style-name="T4">for</text:span> <text:span text:style-name="T5">$impre</text:span> <text:span text:style-name="T6">in</text:span></text:p>
      <text:p text:style-name="P8">//impresora[./tamaño=<text:span text:style-name="T20">"A3"</text:span>]</text:p>
      <text:p text:style-name="P8"><text:span text:style-name="T4">return</text:span> </text:p>
      <text:p text:style-name="P8"><text:span text:style-name="T7">&lt;</text:span><text:span text:style-name="T8">impresora</text:span><text:span text:style-name="T7">&gt;</text:span></text:p>
      <text:p text:style-name="P9">  <text:span text:style-name="T11">{</text:span><text:span text:style-name="T26">concat</text:span><text:span text:style-name="T11">(</text:span></text:p>
      <text:p text:style-name="P9"><text:span text:style-name="T20">    </text:span><text:span text:style-name="T19">"Marca: "</text:span><text:span text:style-name="T11">,</text:span><text:span text:style-name="T12">$impre</text:span><text:span text:style-name="T11">/marca,</text:span></text:p>
      <text:p text:style-name="P9"><text:span text:style-name="T20">    </text:span><text:span text:style-name="T19">" | Modelo: "</text:span><text:span text:style-name="T11">,</text:span><text:span text:style-name="T12">$impre</text:span><text:span text:style-name="T11">/modelo</text:span></text:p>
      <text:p text:style-name="P9">  <text:span text:style-name="T11">)}</text:span></text:p>
      <text:p text:style-name="P14"><text:span text:style-name="T23">&lt;/</text:span><text:span text:style-name="T24">impresora</text:span><text:span text:style-name="T23">&gt;</text:span></text:p>
      <text:p text:style-name="P5">4. Marca y modelo de las impresoras con tamaño A3 como único tamaño .</text:p>
      <text:p text:style-name="P6"><text:span text:style-name="T4">for</text:span> <text:span text:style-name="T5">$impre</text:span> <text:span text:style-name="T6">in</text:span></text:p>
      <text:p text:style-name="P8">//impresora[./tamaño=<text:span text:style-name="T20">"A3"</text:span><text:span text:style-name="T6">and</text:span> <text:span text:style-name="T16">count</text:span>(./tamaño)=<text:span text:style-name="T14">1</text:span>]</text:p>
      <text:p text:style-name="P8"><text:span text:style-name="T4">return</text:span> </text:p>
      <text:p text:style-name="P8"><text:span text:style-name="T7">&lt;</text:span><text:span text:style-name="T8">impresora</text:span><text:span text:style-name="T7">&gt;</text:span></text:p>
      <text:p text:style-name="P9">  <text:span text:style-name="T11">{</text:span><text:span text:style-name="T26">concat</text:span><text:span text:style-name="T11">(</text:span></text:p>
      <text:p text:style-name="P9"><text:span text:style-name="T20">    </text:span><text:span text:style-name="T19">"Marca: "</text:span><text:span text:style-name="T11">,</text:span><text:span text:style-name="T12">$impre</text:span><text:span text:style-name="T11">/marca,</text:span></text:p>
      <text:p text:style-name="P9"><text:span text:style-name="T20">    </text:span><text:span text:style-name="T19">" | Modelo: "</text:span><text:span text:style-name="T11">,</text:span><text:span text:style-name="T12">$impre</text:span><text:span text:style-name="T11">/modelo</text:span></text:p>
      <text:p text:style-name="P9">  <text:span text:style-name="T11">)}</text:span></text:p>
      <text:p text:style-name="P14"><text:span text:style-name="T23">&lt;/</text:span><text:span text:style-name="T24">impresora</text:span><text:span text:style-name="T23">&gt;</text:span></text:p>
      <text:p text:style-name="P5">5. Modelo de las impresoras en red.</text:p>
      <text:p text:style-name="P6"><text:span text:style-name="T4">for</text:span> <text:span text:style-name="T5">$impre</text:span> <text:span text:style-name="T6">in</text:span></text:p>
      <text:p text:style-name="P8">//impresora[<text:span text:style-name="T16">count</text:span>(./enred)=<text:span text:style-name="T14">1</text:span>]</text:p>
      <text:p text:style-name="P8"><text:span text:style-name="T4">return</text:span> </text:p>
      <text:p text:style-name="P8"><text:span text:style-name="T7">&lt;</text:span><text:span text:style-name="T8">impresora</text:span><text:span text:style-name="T7">&gt;</text:span></text:p>
      <text:p text:style-name="P9">  <text:span text:style-name="T11">{</text:span><text:span text:style-name="T26">concat</text:span><text:span text:style-name="T11">(</text:span></text:p>
      <text:p text:style-name="P9"><text:span text:style-name="T20">    </text:span><text:span text:style-name="T19">"Marca: "</text:span><text:span text:style-name="T11">,</text:span><text:span text:style-name="T12">$impre</text:span><text:span text:style-name="T11">/marca,</text:span></text:p>
      <text:p text:style-name="P9"><text:span text:style-name="T20">    </text:span><text:span text:style-name="T19">" | Modelo: "</text:span><text:span text:style-name="T11">,</text:span><text:span text:style-name="T12">$impre</text:span><text:span text:style-name="T11">/modelo</text:span></text:p>
      <text:p text:style-name="P9">  <text:span text:style-name="T11">)}</text:span></text:p>
      <text:p text:style-name="P8"><text:span text:style-name="T7">&lt;/</text:span><text:span text:style-name="T8">impresora</text:span><text:span text:style-name="T7">&gt;</text:span></text:p>
      <text:p text:style-name="P5"/>
      <text:p text:style-name="P5"/>
      <text:p text:style-name="P5"/>
      <text:p text:style-name="P3"><text:soft-page-break/>C) <text:s/><text:span text:style-name="T3">A partir del fichero “</text:span>clase<text:span text:style-name="T3">.xml”, escribe consultas Xquery que devuelvan:</text:span></text:p>
      <text:p text:style-name="P3">1. Obtener el nombre de todos los alumnos matriculados en algún módulo.</text:p>
      <text:p text:style-name="P15"><text:span text:style-name="T4">for</text:span> <text:span text:style-name="T5">$alum</text:span> <text:span text:style-name="T6">in</text:span> </text:p>
      <text:p text:style-name="P8">//alumno[./@cod = //@alum]</text:p>
      <text:p text:style-name="P14"><text:span text:style-name="T21">return</text:span><text:span text:style-name="T22"> </text:span><text:span text:style-name="T25">$alum</text:span></text:p>
      <text:p text:style-name="P3">2. Obtener las calificaciones del alumno de código "n43483437" en cada módulo.</text:p>
      <text:p text:style-name="P15"><text:span text:style-name="T4">for</text:span> <text:span text:style-name="T5">$nota</text:span> <text:span text:style-name="T6">in</text:span> </text:p>
      <text:p text:style-name="P8">//nota[./@alum =<text:span text:style-name="T20"> "n43483437"</text:span>]</text:p>
      <text:p text:style-name="P8"><text:span text:style-name="T8">order</text:span> <text:span text:style-name="T6">by</text:span> <text:span text:style-name="T5">$nota</text:span>/@asig</text:p>
      <text:p text:style-name="P14"><text:span text:style-name="T21">return</text:span><text:span text:style-name="T22"> </text:span><text:span text:style-name="T25">$nota</text:span></text:p>
      <text:p text:style-name="P3">3. Obtener el nombre y el teléfono de cada alumno ordenado por apellidos de forma descendiente.</text:p>
      <text:p text:style-name="P15"><text:span text:style-name="T4">for</text:span> <text:span text:style-name="T5">$alum</text:span> <text:span text:style-name="T6">in</text:span> //alumno</text:p>
      <text:p text:style-name="P8"><text:span text:style-name="T8">order</text:span> <text:span text:style-name="T6">by</text:span> apenom descending</text:p>
      <text:p text:style-name="P7">return</text:p>
      <text:p text:style-name="P8"><text:span text:style-name="T7">&lt;</text:span><text:span text:style-name="T8">alumno</text:span><text:span text:style-name="T7">&gt;</text:span></text:p>
      <text:p text:style-name="P9">  <text:span text:style-name="T9">&lt;</text:span><text:span text:style-name="T10">nombre</text:span><text:span text:style-name="T9">&gt;</text:span><text:span text:style-name="T11">{</text:span><text:span text:style-name="T12">$alum</text:span><text:span text:style-name="T11">/apenom/</text:span><text:span text:style-name="T13">text</text:span><text:span text:style-name="T11">()}</text:span><text:span text:style-name="T9">&lt;/</text:span><text:span text:style-name="T10">nombre</text:span><text:span text:style-name="T9">&gt;</text:span></text:p>
      <text:p text:style-name="P9">  <text:span text:style-name="T9">&lt;</text:span><text:span text:style-name="T10">tele</text:span><text:span text:style-name="T9">&gt;</text:span><text:span text:style-name="T11">{</text:span><text:span text:style-name="T12">$alum</text:span><text:span text:style-name="T11">/telefono/</text:span><text:span text:style-name="T13">text</text:span><text:span text:style-name="T11">()}</text:span><text:span text:style-name="T9">&lt;/</text:span><text:span text:style-name="T10">tele</text:span><text:span text:style-name="T9">&gt;</text:span></text:p>
      <text:p text:style-name="P14"><text:span text:style-name="T23">&lt;/</text:span><text:span text:style-name="T24">alumno</text:span><text:span text:style-name="T23">&gt;</text:span></text:p>
      <text:p text:style-name="P3">4. ¿Cuántos módulos hay?</text:p>
      <text:p text:style-name="P15"><text:span text:style-name="T4">let</text:span> <text:span text:style-name="T5">$count</text:span> <text:span text:style-name="T6">:=</text:span> //asignaturas/<text:span text:style-name="T16">count</text:span>(asignatura)</text:p>
      <text:p text:style-name="P14"><text:span text:style-name="T21">return</text:span><text:span text:style-name="T22"> </text:span><text:span text:style-name="T25">$count</text:span></text:p>
      <text:p text:style-name="P3">5. Obtener los nombres de los alumnos matriculados en LMSGI y sus notas ordenado por notas.</text:p>
      <text:p text:style-name="P15"><text:span text:style-name="T4">let</text:span> <text:span text:style-name="T5">$cod</text:span> <text:span text:style-name="T6">:=</text:span> //asignatura[@nombre=<text:span text:style-name="T20">"LMSGI"</text:span>]/@cod/<text:span text:style-name="T16">string</text:span>()</text:p>
      <text:p text:style-name="P8"><text:span text:style-name="T4">let</text:span> <text:span text:style-name="T5">$alum</text:span> <text:span text:style-name="T6">:=</text:span> //nota[@asig=<text:span text:style-name="T5">$cod</text:span>]/@alum/<text:span text:style-name="T16">string</text:span>()</text:p>
      <text:p text:style-name="P8"><text:span text:style-name="T4">let</text:span> <text:span text:style-name="T5">$alumno</text:span> <text:span text:style-name="T6">:=</text:span> //alumno</text:p>
      <text:p text:style-name="P8"><text:span text:style-name="T4">where</text:span> <text:span text:style-name="T5">$alumno</text:span>/@cod = <text:span text:style-name="T5">$alum</text:span></text:p>
      <text:p text:style-name="P14"><text:span text:style-name="T21">return</text:span><text:span text:style-name="T22"> </text:span><text:span text:style-name="T25">$alumno</text:span><text:span text:style-name="T22">/apenom</text:span></text:p>
      <text:p text:style-name="P3">6. Obtener los nombres y las calificaciones de los matriculados en FH que han aprobado.</text:p>
      <text:p text:style-name="P15"><text:span text:style-name="T4">let</text:span> <text:span text:style-name="T5">$cod</text:span> <text:span text:style-name="T6">:=</text:span> </text:p>
      <text:p text:style-name="P9">  <text:span text:style-name="T11">//asignatura[@nombre=</text:span><text:span text:style-name="T19">"FH"</text:span><text:span text:style-name="T11">]/@cod/</text:span><text:span text:style-name="T26">string</text:span><text:span text:style-name="T11">()</text:span></text:p>
      <text:p text:style-name="P8"><text:span text:style-name="T4">for</text:span> <text:span text:style-name="T5">$nota</text:span> <text:span text:style-name="T6">in</text:span></text:p>
      <text:p text:style-name="P9">  <text:span text:style-name="T11">//nota[@asig=</text:span><text:span text:style-name="T12">$cod</text:span><text:span text:style-name="T11"> </text:span><text:span text:style-name="T18">and</text:span><text:span text:style-name="T11"> @calificacion&gt;=</text:span><text:span text:style-name="T27">5</text:span><text:span text:style-name="T11">]</text:span></text:p>
      <text:p text:style-name="P9">   <text:span text:style-name="T17">let</text:span><text:span text:style-name="T11"> </text:span><text:span text:style-name="T12">$alumno</text:span><text:span text:style-name="T11"> </text:span><text:span text:style-name="T18">:=</text:span><text:span text:style-name="T11"> </text:span></text:p>
      <text:p text:style-name="P9">   <text:span text:style-name="T11">//alumno[./@cod/</text:span><text:span text:style-name="T26">string</text:span><text:span text:style-name="T11">() = </text:span><text:span text:style-name="T12">$nota</text:span><text:span text:style-name="T11">/@alum/</text:span><text:span text:style-name="T26">string</text:span><text:span text:style-name="T11">()]</text:span></text:p>
      <text:p text:style-name="P8"><text:span text:style-name="T4">return</text:span> </text:p>
      <text:p text:style-name="P9">  <text:span text:style-name="T11">concat</text:span></text:p>
      <text:p text:style-name="P9">  <text:span text:style-name="T11">(</text:span></text:p>
      <text:p text:style-name="P9"><text:span text:style-name="T20">    </text:span><text:span text:style-name="T19">"Nombre: "</text:span><text:span text:style-name="T11">,</text:span><text:span text:style-name="T12">$alumno</text:span><text:span text:style-name="T11">/apenom/</text:span><text:span text:style-name="T26">string</text:span><text:span text:style-name="T11">(),</text:span><text:span text:style-name="T19">" | "</text:span><text:span text:style-name="T11">,</text:span></text:p>
      <text:p text:style-name="P9"><text:span text:style-name="T20">    </text:span><text:span text:style-name="T19">"Nota: "</text:span><text:span text:style-name="T11">,</text:span><text:span text:style-name="T12">$nota</text:span><text:span text:style-name="T11">/@calificacion</text:span></text:p>
      <text:p text:style-name="P9">  <text:span text:style-name="T11">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9T17:22:04.495000000</meta:creation-date>
    <dc:date>2025-05-10T01:04:20.545000000</dc:date>
    <meta:editing-duration>PT2H10M55S</meta:editing-duration>
    <meta:editing-cycles>4</meta:editing-cycles>
    <meta:generator>LibreOffice/24.8.6.1$Windows_X86_64 LibreOffice_project/051bf11303684a0a982c9966e8be766d0a9efbc7</meta:generator>
    <meta:document-statistic meta:table-count="0" meta:image-count="0" meta:object-count="0" meta:page-count="3" meta:paragraph-count="122" meta:word-count="443" meta:character-count="3384" meta:non-whitespace-character-count="2953"/>
  </office:meta>
</office:document-meta>
</file>